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5.416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3.306cm" fo:min-width="5.4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13cm"/>
    </style:style>
    <style:style style:name="gr8" style:family="graphic" style:parent-style-name="objectwithoutfill">
      <style:graphic-properties draw:stroke="solid" svg:stroke-width="0.081cm" svg:stroke-color="#000000" draw:marker-start-width="0.325cm" draw:marker-end="Arrow" draw:marker-end-width="0.269cm" draw:fill="none" fo:padding-top="0.115cm" fo:padding-bottom="0.115cm" fo:padding-left="0.24cm" fo:padding-right="0.24cm"/>
    </style:style>
    <style:style style:name="gr9" style:family="graphic" style:parent-style-name="objectwithoutfill">
      <style:graphic-properties draw:stroke="dash" draw:stroke-dash="Fine_20_Dashed" svg:stroke-width="0.081cm" svg:stroke-color="#000000" draw:marker-start-width="0.325cm" draw:marker-end="Arrow" draw:marker-end-width="0.269cm" draw:fill="none" fo:padding-top="0.115cm" fo:padding-bottom="0.115cm" fo:padding-left="0.24cm" fo:padding-right="0.2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3pt" fo:font-weight="bold" style:font-size-asian="23pt" style:font-weight-asian="bold" style:font-size-complex="23pt" style:font-weight-complex="bold"/>
    </style:style>
    <style:style style:name="P3" style:family="paragraph">
      <style:paragraph-properties fo:text-align="center"/>
      <style:text-properties fo:color="#ce181e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color="#0066b3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916cm" svg:height="2.073cm" svg:x="7.8cm" svg:y="2.124cm">
          <draw:text-box>
            <text:p text:style-name="P1"><text:span text:style-name="T1">Maintained by</text:span></text:p>
            <text:p text:style-name="P1"><text:span text:style-name="T1">Guest Mode</text:span></text:p>
          </draw:text-box>
        </draw:frame>
        <draw:frame draw:style-name="gr1" draw:text-style-name="P2" draw:layer="layout" svg:width="5.916cm" svg:height="2.073cm" svg:x="21.972cm" svg:y="8.687cm">
          <draw:text-box>
            <text:p text:style-name="P1"><text:span text:style-name="T1">Maintained by</text:span></text:p>
            <text:p text:style-name="P1"><text:span text:style-name="T1">Host Mode</text:span></text:p>
          </draw:text-box>
        </draw:frame>
        <draw:custom-shape draw:style-name="gr2" draw:text-style-name="P3" draw:layer="layout" svg:width="4.826cm" svg:height="3.556cm" svg:x="8.128cm" svg:y="4.664cm">
          <text:p text:style-name="P1"><text:span text:style-name="T2">Guest</text:span></text:p>
          <text:p text:style-name="P1"><text:span text:style-name="T2">Page 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6cm" svg:height="3.556cm" svg:x="21.828cm" svg:y="4.664cm">
          <text:p text:style-name="P1"><text:span text:style-name="T2">Extended</text:span></text:p>
          <text:p text:style-name="P1"><text:span text:style-name="T2">Page Tabl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122cm" svg:height="1.038cm" svg:x="2.312cm" svg:y="1.524cm">
          <draw:text-box>
            <text:p><text:span text:style-name="T3">Guest CR3</text:span></text:p>
          </draw:text-box>
        </draw:frame>
        <draw:frame draw:style-name="gr5" draw:text-style-name="P5" draw:layer="layout" svg:width="5.248cm" svg:height="2.286cm" svg:x="1.102cm" svg:y="5.172cm">
          <draw:text-box>
            <text:p text:style-name="P1"><text:span text:style-name="T4">Guest</text:span></text:p>
            <text:p text:style-name="P1"><text:span text:style-name="T4">Virtual Address</text:span></text:p>
          </draw:text-box>
        </draw:frame>
        <draw:frame draw:style-name="gr6" draw:text-style-name="P5" draw:layer="layout" svg:width="5.918cm" svg:height="2.612cm" svg:x="14.402cm" svg:y="5.009cm">
          <draw:text-box>
            <text:p text:style-name="P1"><text:span text:style-name="T4">Guest</text:span></text:p>
            <text:p text:style-name="P1"><text:span text:style-name="T4">Physical Address</text:span></text:p>
          </draw:text-box>
        </draw:frame>
        <draw:frame draw:style-name="gr6" draw:text-style-name="P5" draw:layer="layout" svg:width="5.918cm" svg:height="2.612cm" svg:x="28.902cm" svg:y="5.009cm">
          <draw:text-box>
            <text:p text:style-name="P1"><text:span text:style-name="T4">Host</text:span></text:p>
            <text:p text:style-name="P1"><text:span text:style-name="T4">Physical Address</text:span></text:p>
          </draw:text-box>
        </draw:frame>
        <draw:frame draw:style-name="gr7" draw:text-style-name="P4" draw:layer="layout" svg:width="4.113cm" svg:height="1.038cm" svg:x="16.612cm" svg:y="1.524cm">
          <draw:text-box>
            <text:p><text:span text:style-name="T3">Host EPTP</text:span></text:p>
          </draw:text-box>
        </draw:frame>
        <draw:line draw:style-name="gr8" draw:text-style-name="P6" draw:layer="layout" svg:x1="4.826cm" svg:y1="6.096cm" svg:x2="8.128cm" svg:y2="6.096cm">
          <text:p/>
        </draw:line>
        <draw:line draw:style-name="gr8" draw:text-style-name="P6" draw:layer="layout" svg:x1="13.006cm" svg:y1="6.096cm" svg:x2="16.308cm" svg:y2="6.096cm">
          <text:p/>
        </draw:line>
        <draw:line draw:style-name="gr8" draw:text-style-name="P6" draw:layer="layout" svg:x1="18.486cm" svg:y1="6.096cm" svg:x2="21.788cm" svg:y2="6.096cm">
          <text:p/>
        </draw:line>
        <draw:line draw:style-name="gr8" draw:text-style-name="P6" draw:layer="layout" svg:x1="27.866cm" svg:y1="6.096cm" svg:x2="31.168cm" svg:y2="6.096cm">
          <text:p/>
        </draw:line>
        <draw:line draw:style-name="gr9" draw:text-style-name="P6" draw:layer="layout" svg:x1="4.318cm" svg:y1="2.562cm" svg:x2="8.108cm" svg:y2="4.696cm">
          <text:p/>
        </draw:line>
        <draw:line draw:style-name="gr9" draw:text-style-name="P6" draw:layer="layout" svg:x1="17.998cm" svg:y1="2.542cm" svg:x2="21.788cm" svg:y2="4.67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2T20:48:42.492682020</dc:date>
    <meta:editing-duration>PT4H30M16S</meta:editing-duration>
    <meta:editing-cycles>157</meta:editing-cycles>
    <meta:generator>LibreOffice/6.0.7.3$Linux_X86_64 LibreOffice_project/00m0$Build-3</meta:generator>
    <meta:document-statistic meta:object-count="38"/>
  </office:meta>
</office:document-meta>
</file>